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118in"/>
    </style:style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0.2854in"/>
    </style:style>
    <style:style style:name="co12" style:family="table-column">
      <style:table-column-properties fo:break-before="auto" style:column-width="1.239in"/>
    </style:style>
    <style:style style:name="co13" style:family="table-column">
      <style:table-column-properties fo:break-before="auto" style:column-width="2.7992in"/>
    </style:style>
    <style:style style:name="co14" style:family="table-column">
      <style:table-column-properties fo:break-before="auto" style:column-width="3.2283in"/>
    </style:style>
    <style:style style:name="co15" style:family="table-column">
      <style:table-column-properties fo:break-before="auto" style:column-width="2.1083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563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font-name="Inconsolata" fo:font-size="8pt"/>
    </style:style>
    <style:style style:name="ce2" style:family="table-cell" style:parent-style-name="Default" style:data-style-name="N121">
      <style:table-cell-properties fo:border="none"/>
      <style:text-properties style:font-name="Inconsolata" fo:font-size="8pt"/>
    </style:style>
    <style:style style:name="ce3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Inconsolata" fo:font-size="8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7" style:family="table-cell" style:parent-style-name="Default">
      <style:text-properties style:font-name="Inconsolata"/>
    </style:style>
    <style:style style:name="ce8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9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10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11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12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13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14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15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17" style:family="table-cell" style:parent-style-name="Default">
      <style:table-cell-properties fo:border="none"/>
      <style:text-properties style:font-name="Inconsolata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19" style:family="table-cell" style:parent-style-name="Default">
      <style:table-cell-properties fo:background-color="#ffff99"/>
      <style:text-properties style:font-name="Inconsolata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22" style:family="table-cell" style:parent-style-name="Default">
      <style:table-cell-properties fo:background-color="#999999"/>
      <style:text-properties style:font-name="Inconsolata"/>
    </style:style>
    <style:style style:name="ce23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24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25" style:family="table-cell" style:parent-style-name="Default">
      <style:table-cell-properties fo:background-color="#ffff99" fo:border="none"/>
      <style:text-properties style:font-name="Inconsolata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ackground-color="#dd4814"/>
      <style:text-properties style:font-name="Inconsolata"/>
    </style:style>
    <style:style style:name="ce28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29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30" style:family="table-cell" style:parent-style-name="Default">
      <style:table-cell-properties fo:background-color="#dd4814" fo:border="none"/>
      <style:text-properties style:font-name="Inconsolata"/>
    </style:style>
    <style:style style:name="ce31" style:family="table-cell" style:parent-style-name="Default">
      <style:table-cell-properties fo:background-color="#999999" fo:border="none"/>
      <style:text-properties style:font-name="Inconsolata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33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34" style:family="table-cell" style:parent-style-name="Default" style:data-style-name="N121">
      <style:table-cell-properties fo:background-color="#99ccff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6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7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8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39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9.6_spars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5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3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1" table:number-columns-repeated="3" table:default-cell-style-name="ce7"/>
        <table:table-column table:style-name="co9" table:default-cell-style-name="ce7"/>
        <table:table-column table:style-name="co12" table:default-cell-style-name="ce7"/>
        <table:table-column table:style-name="co11" table:default-cell-style-name="ce7"/>
        <table:table-column table:style-name="co8" table:number-columns-repeated="989" table:default-cell-style-name="ce7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 office:value-type="string" calcext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 office:value-type="string" calcext:value-type="string">
            <text:p>P0x19</text:p>
          </table:table-cell>
          <table:table-cell table:style-name="ce19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office:value-type="string" calcext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8"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1x00</text:p>
          </table:table-cell>
          <table:table-cell table:style-name="ce20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0x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Possibly last bits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Z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<text:s/>Possibly last zeros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33"/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/>
          <table:table-cell table:style-name="ce1"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it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CS <text:span text:style-name="T1">L1105</text:span></text:p>
          </table:table-cell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covered-table-cell/>
          <table:table-cell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 office:value-type="string" calcext:value-type="string">
            <text:p>LZ03</text:p>
          </table:table-cell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CC <text:span text:style-name="T1">L0006</text:span></text:p>
          </table:table-cell>
          <table:covered-table-cell/>
          <table:table-cell/>
          <table:table-cell table:style-name="ce1"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<text:span text:style-name="T1">MZ06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NE <text:span text:style-name="T1">M1007</text:span></text:p>
          </table:table-cell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office:value-type="string" calcext:value-type="string">
            <text:p>L1105</text:p>
          </table:table-cell>
          <table:table-cell table:style-name="ce19" office:value-type="string" calcext:value-type="string">
            <text:p>SUBI bits, 1</text:p>
          </table:table-cell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its, 1</text:p>
          </table:table-cell>
          <table:covered-table-cell/>
          <table:table-cell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yte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L0006</text:p>
          </table:table-cell>
          <table:table-cell table:style-name="ce19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108</text:span></text:p>
          </table:table-cell>
          <table:covered-table-cell/>
          <table:table-cell/>
          <table:table-cell table:style-name="ce1"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12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D data, X+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009</text:span>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Z0a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/>
          <table:table-cell table:style-name="ce1"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4</text:p>
          </table:table-cell>
          <table:covered-table-cell/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MOV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OR bytes, bytes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EQ <text:span text:style-name="T1">TOEND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covered-table-cell/>
          <table:table-cell/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ADD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ytes, 1</text:p>
          </table:table-cell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ytes, 1</text:p>
          </table:table-cell>
          <table:covered-table-cell/>
          <table:table-cell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covered-table-cell/>
          <table:table-cell/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ADD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 office:value-type="string" calcext:value-type="string">
            <text:p>LZ15</text:p>
          </table:table-cell>
          <table:table-cell table:style-name="ce19" office:value-type="string" calcext:value-type="string">
            <text:p>LDI bits, 4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covered-table-cell/>
          <table:table-cell/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D data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covered-table-cell/>
          <table:table-cell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b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RJMP <text:span text:style-name="T1">L0x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8"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2"/>
          <table:table-cell table:style-name="Default" table:number-columns-repeated="13"/>
          <table:table-cell table:number-columns-repeated="989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In-byte (not last bits)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emit zeros (not last zeros)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33"/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31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/>
          <table:table-cell table:style-name="ce1"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1"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MZ06</text:p>
          </table:table-cell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 office:value-type="string" calcext:value-type="string">
            <text:p>M1007</text:p>
          </table:table-cell>
          <table:table-cell table:style-name="ce19"/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office:value-type="string" calcext:value-type="string">
            <text:p>Mx108</text:p>
          </table:table-cell>
          <table:table-cell table:style-name="ce19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 office:value-type="string" calcext:value-type="string">
            <text:p>M0108</text:p>
          </table:table-cell>
          <table:table-cell table:style-name="ce27"/>
          <table:covered-table-cell/>
          <table:table-cell/>
          <table:table-cell table:style-name="ce1"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 office:value-type="string" calcext:value-type="string">
            <text:p>Mx009</text:p>
          </table:table-cell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M0009</text:p>
          </table:table-cell>
          <table:table-cell table:style-name="ce27"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 office:value-type="string" calcext:value-type="string">
            <text:p>MZ0a</text:p>
          </table:table-cell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covered-table-cell/>
          <table:table-cell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 office:value-type="string" calcext:value-type="string">
            <text:p>MZ10</text:p>
          </table:table-cell>
          <table:table-cell table:style-name="ce20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LSL data</text:p>
          </table:table-cell>
          <table:covered-table-cell/>
          <table:table-cell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BRCS P1x18</text:p>
          </table:table-cell>
          <table:covered-table-cell/>
          <table:table-cell/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 calcext:value-type="string">
            <text:p>RJMP P0x19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RJMP P0x19</text:p>
          </table:table-cell>
          <table:covered-table-cell/>
          <table:table-cell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RJMP <text:span text:style-name="T1">LZ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/>
          <table:table-cell table:number-columns-repeated="4"/>
          <table:table-cell table:style-name="ce2"/>
          <table:table-cell table:number-columns-repeated="16"/>
          <table:table-cell table:style-name="Default" table:number-columns-repeated="14"/>
          <table:table-cell table:number-columns-repeated="988"/>
        </table:table-row>
        <table:table-row table:style-name="ro2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/>
          <table:table-cell table:style-name="ce26" office:value-type="string" calcext:value-type="string">
            <text:p>start here</text:p>
          </table:table-cell>
          <table:table-cell table:style-name="Default" table:number-columns-repeated="2"/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start</text:p>
          </table:table-cell>
          <table:table-cell table:style-name="ce19" office:value-type="string" calcext:value-type="string">
            <text:p>LDI bits, 12</text:p>
          </table:table-cell>
          <table:table-cell table:style-name="Default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4"/>
          <table:table-cell table:style-name="ce19" office:value-type="string" calcext:value-type="string">
            <text:p>LD bytes, X+</text:p>
          </table:table-cell>
          <table:table-cell table:style-name="Default" table:number-columns-repeated="2"/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/>
          <table:table-cell table:style-name="ce19" office:value-type="string" calcext:value-type="string">
            <text:p>OR bytes, bytes</text:p>
          </table:table-cell>
          <table:table-cell table:style-name="Default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 office:value-type="string" calcext:value-type="string">
            <text:p>Hx116</text:p>
          </table:table-cell>
          <table:table-cell table:style-name="ce19" office:value-type="string" calcext:value-type="string">
            <text:p>MOV bytes, data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4">
          <table:table-cell table:style-name="Default" table:number-columns-repeated="3"/>
          <table:table-cell/>
          <table:table-cell table:style-name="ce19" office:value-type="string" calcext:value-type="string">
            <text:p>BRNE <text:span text:style-name="T1">LZ00</text:span></text:p>
          </table:table-cell>
          <table:table-cell table:style-name="ce7"/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/>
          <table:table-cell table:style-name="ce19" office:value-type="string" calcext:value-type="string">
            <text:p>LD bytes, X+</text:p>
          </table:table-cell>
          <table:table-cell table:style-name="ce7"/>
          <table:table-cell table:number-columns-repeated="4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OR bytes, bytes</text:p>
          </table:table-cell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 office:value-type="string" calcext:value-type="string">
            <text:p>Hx018</text:p>
          </table:table-cell>
          <table:table-cell table:style-name="ce19" office:value-type="string" calcext:value-type="string">
            <text:p>MOV bytes, data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1" office:value-type="string" calcext:value-type="string">
            <text:p>^^^</text:p>
          </table:table-cell>
          <table:table-cell table:style-name="ce7"/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OR bytes, bytes</text:p>
          </table:table-cell>
          <table:table-cell table:style-name="ce7"/>
          <table:table-cell table:number-columns-repeated="4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12</text:p>
          </table:table-cell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OR bytes, bytes</text:p>
          </table:table-cell>
          <table:covered-table-cell/>
          <table:table-cell table:number-columns-repeated="1003"/>
        </table:table-row>
        <table:table-row table:style-name="ro3">
          <table:table-cell table:number-columns-repeated="4"/>
          <table:table-cell table:style-name="ce19" office:value-type="string" calcext:value-type="string">
            <text:p>BREQ <text:span text:style-name="T1">TOEND</text:span></text:p>
          </table:table-cell>
          <table:table-cell table:style-name="ce7"/>
          <table:table-cell table:number-columns-repeated="4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 office:value-type="string" calcext:value-type="string">
            <text:p>LDI bits, 12</text:p>
          </table:table-cell>
          <table:covered-table-cell/>
          <table:table-cell table:number-columns-repeated="1003"/>
        </table:table-row>
        <table:table-row table:style-name="ro4">
          <table:table-cell table:number-columns-repeated="4"/>
          <table:table-cell table:style-name="ce19" office:value-type="string" calcext:value-type="string">
            <text:p>RJMP <text:span text:style-name="T1">LZ15</text:span></text:p>
          </table:table-cell>
          <table:table-cell table:number-columns-repeated="5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4">
          <table:table-cell table:number-columns-repeated="10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LZ03</text:span></text:p>
          </table:table-cell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LZ03</text:span>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0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END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office:value-type="string" calcext:value-type="string">
            <text:p>TOEND</text:p>
          </table:table-cell>
          <table:table-cell table:style-name="ce19" office:value-type="string" calcext:value-type="string">
            <text:p>RJMP END</text:p>
          </table:table-cell>
          <table:table-cell table:number-columns-repeated="100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.6 simple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5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4" table:default-cell-style-name="ce7"/>
        <table:table-column table:style-name="co8" table:number-columns-repeated="998" table:default-cell-style-name="ce7"/>
        <table:table-row table:style-name="ro5">
          <table:table-cell table:style-name="ce34" office:value-type="string" calcext:value-type="string" table:number-columns-spanned="21" table:number-rows-spanned="1">
            <text:p>The code below sends a series of bytes to a given bit of a hard coded port in WS2811-format. 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 office:value-type="string" calcext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 office:value-type="string" calcext:value-type="string">
            <text:p>P0x19</text:p>
          </table:table-cell>
          <table:table-cell table:style-name="ce19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office:value-type="string" calcext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1004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1x00</text:p>
          </table:table-cell>
          <table:table-cell table:style-name="ce20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0x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33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CS <text:span text:style-name="T1">L1105</text:span></text:p>
          </table:table-cell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NE <text:span text:style-name="T1">M1007</text:span></text:p>
          </table:table-cell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office:value-type="string" calcext:value-type="string">
            <text:p>L1105</text:p>
          </table:table-cell>
          <table:table-cell table:style-name="ce19" office:value-type="string" calcext:value-type="string">
            <text:p>SUBI bits, 1</text:p>
          </table:table-cell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L0006</text:p>
          </table:table-cell>
          <table:table-cell table:style-name="ce19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D data, X+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009</text:span>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33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 office:value-type="string" calcext:value-type="string">
            <text:p>M1007</text:p>
          </table:table-cell>
          <table:table-cell table:style-name="ce19"/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office:value-type="string" calcext:value-type="string">
            <text:p>Mx108</text:p>
          </table:table-cell>
          <table:table-cell table:style-name="ce19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 office:value-type="string" calcext:value-type="string">
            <text:p>M0108</text:p>
          </table:table-cell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 office:value-type="string" calcext:value-type="string">
            <text:p>Mx009</text:p>
          </table:table-cell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M0009</text:p>
          </table:table-cell>
          <table:table-cell table:style-name="ce27"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 calcext:value-type="string">
            <text:p>RJMP P0x19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/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4"/>
          <table:table-cell table:style-name="ce22" office:value-type="string" calcext:value-type="string">
            <text:p>&lt;start&gt;</text:p>
          </table:table-cell>
          <table:table-cell table:style-name="ce33"/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DI bits, 4</text:p>
          </table:table-cell>
          <table:table-cell table:style-name="ce33"/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D data, X+</text:p>
          </table:table-cell>
          <table:table-cell table:style-name="ce33"/>
          <table:table-cell table:number-columns-repeated="4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SL data</text:p>
          </table:table-cell>
          <table:table-cell table:style-name="ce33"/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BRCS <text:span text:style-name="T1">P1x1b</text:span></text:p>
          </table:table-cell>
          <table:table-cell table:style-name="ce33"/>
          <table:table-cell table:number-columns-repeated="4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RJMP <text:span text:style-name="T1">L0x00</text:span></text:p>
          </table:table-cell>
          <table:table-cell table:style-name="ce33"/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 office:value-type="string" calcext:value-type="string">
            <text:p>Hx116</text:p>
          </table:table-cell>
          <table:table-cell table:style-name="ce19"/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 office:value-type="string" calcext:value-type="string">
            <text:p>Hx018</text:p>
          </table:table-cell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table-cell/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19" office:value-type="string" calcext:value-type="string">
            <text:p>RJMP END</text:p>
          </table:table-cell>
          <table:table-cell table:number-columns-repeated="4"/>
          <table:table-cell table:style-name="ce19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ct 9.6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13" table:default-cell-style-name="ce7"/>
        <table:table-column table:style-name="co14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15" table:default-cell-style-name="ce7"/>
        <table:table-column table:style-name="co8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8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19" office:value-type="string" calcext:value-type="string">
            <text:p>LDI %[bits], 2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1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19" office:value-type="string" calcext:value-type="string">
            <text:p>OR __tmp_reg__, __tmp_reg__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19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19" office:value-type="string" calcext:value-type="string">
            <text:p>RJMP z11</text:p>
          </table:table-cell>
          <table:table-cell table:number-columns-repeated="21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s00</text:p>
          </table:table-cell>
          <table:table-cell table:style-name="ce20" office:value-type="string" calcext:value-type="string">
            <text:p>OUT %[portout], %[upreg]</text:p>
          </table:table-cell>
          <table:table-cell office:value-type="string" calcext:value-type="string">
            <text:p>at this point the %[bits] are in '__tmp_reg__'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35"/>
          <table:table-cell table:style-name="ce38"/>
          <table:table-cell/>
          <table:table-cell table:style-name="ce19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2" office:value-type="float" office:value="3" calcext:value-type="float">
            <text:p>03</text:p>
          </table:table-cell>
          <table:table-cell table:style-name="ce35"/>
          <table:table-cell table:style-name="ce3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6"/>
          <table:table-cell table:style-name="ce39"/>
          <table:table-cell office:value-type="string" calcext:value-type="string">
            <text:p>skip04</text:p>
          </table:table-cell>
          <table:table-cell table:style-name="ce19"/>
          <table:table-cell table:number-columns-repeated="2"/>
          <table:table-cell office:value-type="float" office:value="4" calcext:value-type="float">
            <text:p>04</text:p>
          </table:table-cell>
          <table:table-cell table:style-name="ce36"/>
          <table:table-cell table:style-name="ce39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37"/>
          <table:table-cell table:style-name="ce40"/>
          <table:table-cell/>
          <table:table-cell table:style-name="ce19"/>
          <table:table-cell table:number-columns-repeated="2"/>
          <table:table-cell table:style-name="ce2" office:value-type="float" office:value="5" calcext:value-type="float">
            <text:p>05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2" office:value-type="float" office:value="7" calcext:value-type="float">
            <text:p>07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4">
          <table:table-cell office:value-type="float" office:value="8" calcext:value-type="float">
            <text:p>08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office:value-type="string" calcext:value-type="string">
            <text:p>cont09</text:p>
          </table:table-cell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5"/>
          <table:table-cell table:style-name="ce38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6"/>
          <table:table-cell table:style-name="ce39"/>
          <table:table-cell office:value-type="string" calcext:value-type="string">
            <text:p>skip14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7"/>
          <table:table-cell table:style-name="ce40"/>
          <table:table-cell/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7"/>
          <table:table-cell table:style-name="ce40"/>
          <table:table-cell/>
          <table:table-cell table:style-name="ce21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z00</text:p>
          </table:table-cell>
          <table:table-cell table:style-name="ce20" office:value-type="string" calcext:value-type="string">
            <text:p>OUT %[portout], %[upreg]</text:p>
          </table:table-cell>
          <table:table-cell table:number-columns-repeated="2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OR __tmp_reg__,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zcont09</text:p>
          </table:table-cell>
          <table:table-cell table:number-columns-repeated="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zcont09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z00</text:p>
          </table:table-cell>
          <table:table-cell table:number-columns-repeated="2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%[bits], 7</text:p>
          </table:table-cell>
          <table:table-cell table:number-columns-repeated="2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19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office:value-type="string" calcext:value-type="string">
            <text:p>z11</text:p>
          </table:table-cell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z1b</text:p>
          </table:table-cell>
          <table:table-cell table:style-name="ce19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2">
          <table:table-cell table:number-columns-repeated="26"/>
        </table:table-row>
        <table:table-row table:style-name="ro6" table:number-rows-repeated="7">
          <table:table-cell table:number-columns-repeated="26"/>
        </table:table-row>
        <table:table-row table:style-name="ro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00:00:02.599565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04T23:48:11.324463223</dc:date>
    <dc:creator>danny </dc:creator>
    <meta:editing-duration>P2DT17H23M27S</meta:editing-duration>
    <meta:editing-cycles>40</meta:editing-cycles>
    <meta:generator>LibreOffice/4.1.3.2$Linux_X86_64 LibreOffice_project/410m0$Build-2</meta:generator>
    <meta:document-statistic meta:table-count="3" meta:cell-count="917" meta:object-count="1"/>
  </office:meta>
</office:document-meta>
</file>